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coer@icoer-Vostro-3470:~$ mongosh</text:p>
      <text:p text:style-name="Standard">Current Mongosh Log ID:<text:tab/>66f2652e626c803f15964032</text:p>
      <text:p text:style-name="Standard">Connecting to:<text:tab/><text:tab/>mongodb://127.0.0.1:27017/?directConnection=true&amp;serverSelectionTimeoutMS=2000&amp;appName=mongosh+2.3.1</text:p>
      <text:p text:style-name="Standard">Using MongoDB:<text:tab/><text:tab/>7.0.14</text:p>
      <text:p text:style-name="Standard">Using Mongosh:<text:tab/><text:tab/>2.3.1</text:p>
      <text:p text:style-name="Standard"/>
      <text:p text:style-name="Standard">For mongosh info see: https://www.mongodb.com/docs/mongodb-shell/</text:p>
      <text:p text:style-name="Standard"/>
      <text:p text:style-name="Standard">------</text:p>
      <text:p text:style-name="Standard"><text:s text:c="3"/>The server generated these startup warnings when booting</text:p>
      <text:p text:style-name="Standard"><text:s text:c="3"/>2024-09-24T10:56:21.764+05:30: Using the XFS filesystem is strongly recommended with the WiredTiger storage engine. See http://dochub.mongodb.org/core/prodnotes-filesystem</text:p>
      <text:p text:style-name="Standard"><text:s text:c="3"/>2024-09-24T10:56:23.885+05:30: Access control is not enabled for the database. Read and write access to data and configuration is unrestricted</text:p>
      <text:p text:style-name="Standard">------</text:p>
      <text:p text:style-name="Standard"/>
      <text:p text:style-name="Standard">test&gt; use mongodb_1</text:p>
      <text:p text:style-name="Standard">switched to db mongodb_1</text:p>
      <text:p text:style-name="Standard">mongodb_1&gt; db.createCollection('student');</text:p>
      <text:p text:style-name="Standard">{ ok: 1 }</text:p>
      <text:p text:style-name="Standard">mongodb_1&gt; db.student.insert({'rno':1,'name':'shravani','class':'te comp'});</text:p>
      <text:p text:style-name="Standard">DeprecationWarning: Collection.insert() is deprecated. Use insertOne, insertMany, or bulkWrite.</text:p>
      <text:p text:style-name="Standard">{</text:p>
      <text:p text:style-name="Standard"><text:s text:c="2"/>acknowledged: true,</text:p>
      <text:p text:style-name="Standard"><text:s text:c="2"/>insertedIds: { '0': ObjectId('66f265a8626c803f15964033') }</text:p>
      <text:p text:style-name="Standard">}</text:p>
      <text:p text:style-name="Standard">mongodb_1&gt; db.student.insert({'rno':2,'name':'dhanshri','class':'te comp'});</text:p>
      <text:p text:style-name="Standard">{</text:p>
      <text:p text:style-name="Standard"><text:s text:c="2"/>acknowledged: true,</text:p>
      <text:p text:style-name="Standard"><text:s text:c="2"/>insertedIds: { '0': ObjectId('66f265b8626c803f15964034') }</text:p>
      <text:p text:style-name="Standard">}</text:p>
      <text:p text:style-name="Standard">mongodb_1&gt; db.student.insert({'rno':3,'name':'sumit','class':'te comp'});</text:p>
      <text:p text:style-name="Standard">{</text:p>
      <text:p text:style-name="Standard"><text:s text:c="2"/>acknowledged: true,</text:p>
      <text:p text:style-name="Standard"><text:s text:c="2"/>insertedIds: { '0': ObjectId('66f265ca626c803f15964035') }</text:p>
      <text:p text:style-name="Standard">}</text:p>
      <text:p text:style-name="Standard">mongodb_1&gt; db.student.insert({'rno':4,'name':'meghraj','class':'te comp'});</text:p>
      <text:p text:style-name="Standard">{</text:p>
      <text:p text:style-name="Standard"><text:s text:c="2"/>acknowledged: true,</text:p>
      <text:p text:style-name="Standard"><text:s text:c="2"/>insertedIds: { '0': ObjectId('66f265e5626c803f15964036') }</text:p>
      <text:p text:style-name="Standard">}</text:p>
      <text:p text:style-name="Standard">mongodb_1&gt; db.student.insert({'rno':5,'name':'sakshi','class':'te comp'});</text:p>
      <text:p text:style-name="Standard">{</text:p>
      <text:p text:style-name="Standard"><text:s text:c="2"/>acknowledged: true,</text:p>
      <text:p text:style-name="Standard"><text:s text:c="2"/>insertedIds: { '0': ObjectId('66f265fd626c803f15964037') }</text:p>
      <text:p text:style-name="Standard">}</text:p>
      <text:p text:style-name="Standard">mongodb_1&gt; db.student.insert({'rno':6,'name':'pooja','class':'te comp'});</text:p>
      <text:p text:style-name="Standard">{</text:p>
      <text:p text:style-name="Standard"><text:s text:c="2"/>acknowledged: true,</text:p>
      <text:p text:style-name="Standard"><text:s text:c="2"/>insertedIds: { '0': ObjectId('66f26633626c803f15964038') }</text:p>
      <text:p text:style-name="Standard">}</text:p>
      <text:p text:style-name="Standard"><text:soft-page-break/>mongodb_1&gt; db.student.find();</text:p>
      <text:p text:style-name="Standard">[</text:p>
      <text:p text:style-name="Standard"><text:s text:c="2"/>{</text:p>
      <text:p text:style-name="Standard"><text:s text:c="4"/>_id: ObjectId('66f265a8626c803f15964033'),</text:p>
      <text:p text:style-name="Standard"><text:s text:c="4"/>rno: 1,</text:p>
      <text:p text:style-name="Standard"><text:s text:c="4"/>name: 'shravani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b8626c803f15964034'),</text:p>
      <text:p text:style-name="Standard"><text:s text:c="4"/>rno: 2,</text:p>
      <text:p text:style-name="Standard"><text:s text:c="4"/>name: 'dhanshri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ca626c803f15964035'),</text:p>
      <text:p text:style-name="Standard"><text:s text:c="4"/>rno: 3,</text:p>
      <text:p text:style-name="Standard"><text:s text:c="4"/>name: 'sumit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e5626c803f15964036'),</text:p>
      <text:p text:style-name="Standard"><text:s text:c="4"/>rno: 4,</text:p>
      <text:p text:style-name="Standard"><text:s text:c="4"/>name: 'meghraj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fd626c803f15964037'),</text:p>
      <text:p text:style-name="Standard"><text:s text:c="4"/>rno: 5,</text:p>
      <text:p text:style-name="Standard"><text:s text:c="4"/>name: 'sakshi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633626c803f15964038'),</text:p>
      <text:p text:style-name="Standard"><text:s text:c="4"/>rno: 6,</text:p>
      <text:p text:style-name="Standard"><text:s text:c="4"/>name: 'pooja',</text:p>
      <text:p text:style-name="Standard"><text:s text:c="4"/>class: 'te comp'</text:p>
      <text:p text:style-name="Standard"><text:s text:c="2"/>}</text:p>
      <text:p text:style-name="Standard">]</text:p>
      <text:p text:style-name="Standard">mongodb_1&gt; db.student.find().pretty();</text:p>
      <text:p text:style-name="Standard">[</text:p>
      <text:p text:style-name="Standard"><text:s text:c="2"/>{</text:p>
      <text:p text:style-name="Standard"><text:s text:c="4"/>_id: ObjectId('66f265a8626c803f15964033'),</text:p>
      <text:p text:style-name="Standard"><text:s text:c="4"/>rno: 1,</text:p>
      <text:p text:style-name="Standard"><text:s text:c="4"/>name: 'shravani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b8626c803f15964034'),</text:p>
      <text:p text:style-name="Standard"><text:s text:c="4"/>rno: 2,</text:p>
      <text:p text:style-name="Standard"><text:s text:c="4"/>name: 'dhanshri',</text:p>
      <text:p text:style-name="Standard"><text:s text:c="4"/>class: 'te comp'</text:p>
      <text:p text:style-name="Standard"><text:soft-page-break/><text:s text:c="2"/>},</text:p>
      <text:p text:style-name="Standard"><text:s text:c="2"/>{</text:p>
      <text:p text:style-name="Standard"><text:s text:c="4"/>_id: ObjectId('66f265ca626c803f15964035'),</text:p>
      <text:p text:style-name="Standard"><text:s text:c="4"/>rno: 3,</text:p>
      <text:p text:style-name="Standard"><text:s text:c="4"/>name: 'sumit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e5626c803f15964036'),</text:p>
      <text:p text:style-name="Standard"><text:s text:c="4"/>rno: 4,</text:p>
      <text:p text:style-name="Standard"><text:s text:c="4"/>name: 'meghraj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fd626c803f15964037'),</text:p>
      <text:p text:style-name="Standard"><text:s text:c="4"/>rno: 5,</text:p>
      <text:p text:style-name="Standard"><text:s text:c="4"/>name: 'sakshi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633626c803f15964038'),</text:p>
      <text:p text:style-name="Standard"><text:s text:c="4"/>rno: 6,</text:p>
      <text:p text:style-name="Standard"><text:s text:c="4"/>name: 'pooja',</text:p>
      <text:p text:style-name="Standard"><text:s text:c="4"/>class: 'te comp'</text:p>
      <text:p text:style-name="Standard"><text:s text:c="2"/>}</text:p>
      <text:p text:style-name="Standard">]</text:p>
      <text:p text:style-name="Standard">mongodb_1&gt; show dbs;</text:p>
      <text:p text:style-name="Standard">admin <text:s text:c="6"/>40.00 KiB</text:p>
      <text:p text:style-name="Standard">comp <text:s text:c="6"/>152.00 KiB</text:p>
      <text:p text:style-name="Standard">config <text:s text:c="4"/>108.00 KiB</text:p>
      <text:p text:style-name="Standard">local <text:s text:c="6"/>72.00 KiB</text:p>
      <text:p text:style-name="Standard">mongodb_1 <text:s text:c="2"/>72.00 KiB</text:p>
      <text:p text:style-name="Standard">mongodb_3 <text:s/>112.00 KiB</text:p>
      <text:p text:style-name="Standard">mongodb_1&gt; db.student.update({'name':'sakshi'},{$set:{'name':'kavita'}});</text:p>
      <text:p text:style-name="Standard">DeprecationWarning: Collection.update() is deprecated. Use updateOne, updateMany, or bulkWrite.</text:p>
      <text:p text:style-name="Standard">{</text:p>
      <text:p text:style-name="Standard"><text:s text:c="2"/>acknowledged: true,</text:p>
      <text:p text:style-name="Standard"><text:s text:c="2"/>insertedId: null,</text:p>
      <text:p text:style-name="Standard"><text:s text:c="2"/>matchedCount: 1,</text:p>
      <text:p text:style-name="Standard"><text:s text:c="2"/>modifiedCount: 1,</text:p>
      <text:p text:style-name="Standard"><text:s text:c="2"/>upsertedCount: 0</text:p>
      <text:p text:style-name="Standard">}</text:p>
      <text:p text:style-name="Standard">mongodb_1&gt; db.student.find().pretty();</text:p>
      <text:p text:style-name="Standard">[</text:p>
      <text:p text:style-name="Standard"><text:s text:c="2"/>{</text:p>
      <text:p text:style-name="Standard"><text:s text:c="4"/>_id: ObjectId('66f265a8626c803f15964033'),</text:p>
      <text:p text:style-name="Standard"><text:s text:c="4"/>rno: 1,</text:p>
      <text:p text:style-name="Standard"><text:s text:c="4"/>name: 'shravani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b8626c803f15964034'),</text:p>
      <text:p text:style-name="Standard"><text:soft-page-break/><text:s text:c="4"/>rno: 2,</text:p>
      <text:p text:style-name="Standard"><text:s text:c="4"/>name: 'dhanshri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ca626c803f15964035'),</text:p>
      <text:p text:style-name="Standard"><text:s text:c="4"/>rno: 3,</text:p>
      <text:p text:style-name="Standard"><text:s text:c="4"/>name: 'sumit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e5626c803f15964036'),</text:p>
      <text:p text:style-name="Standard"><text:s text:c="4"/>rno: 4,</text:p>
      <text:p text:style-name="Standard"><text:s text:c="4"/>name: 'meghraj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fd626c803f15964037'),</text:p>
      <text:p text:style-name="Standard"><text:s text:c="4"/>rno: 5,</text:p>
      <text:p text:style-name="Standard"><text:s text:c="4"/>name: 'kavita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633626c803f15964038'),</text:p>
      <text:p text:style-name="Standard"><text:s text:c="4"/>rno: 6,</text:p>
      <text:p text:style-name="Standard"><text:s text:c="4"/>name: 'pooja',</text:p>
      <text:p text:style-name="Standard"><text:s text:c="4"/>class: 'te comp'</text:p>
      <text:p text:style-name="Standard"><text:s text:c="2"/>}</text:p>
      <text:p text:style-name="Standard">]</text:p>
      <text:p text:style-name="Standard">mongodb_1&gt; db.student.remove({'ADD':'MP'});</text:p>
      <text:p text:style-name="Standard">DeprecationWarning: Collection.remove() is deprecated. Use deleteOne, deleteMany, findOneAndDelete, or bulkWrite.</text:p>
      <text:p text:style-name="Standard">{ acknowledged: true, deletedCount: 0 }</text:p>
      <text:p text:style-name="Standard">mongodb_1&gt; db.student.remove({'name':'sumit'},1);</text:p>
      <text:p text:style-name="Standard">{ acknowledged: true, deletedCount: 1 }</text:p>
      <text:p text:style-name="Standard">mongodb_1&gt; db.student.find().pretty();</text:p>
      <text:p text:style-name="Standard">[</text:p>
      <text:p text:style-name="Standard"><text:s text:c="2"/>{</text:p>
      <text:p text:style-name="Standard"><text:s text:c="4"/>_id: ObjectId('66f265a8626c803f15964033'),</text:p>
      <text:p text:style-name="Standard"><text:s text:c="4"/>rno: 1,</text:p>
      <text:p text:style-name="Standard"><text:s text:c="4"/>name: 'shravani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b8626c803f15964034'),</text:p>
      <text:p text:style-name="Standard"><text:s text:c="4"/>rno: 2,</text:p>
      <text:p text:style-name="Standard"><text:s text:c="4"/>name: 'dhanshri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e5626c803f15964036'),</text:p>
      <text:p text:style-name="Standard"><text:s text:c="4"/>rno: 4,</text:p>
      <text:p text:style-name="Standard"><text:soft-page-break/><text:s text:c="4"/>name: 'meghraj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5fd626c803f15964037'),</text:p>
      <text:p text:style-name="Standard"><text:s text:c="4"/>rno: 5,</text:p>
      <text:p text:style-name="Standard"><text:s text:c="4"/>name: 'kavita',</text:p>
      <text:p text:style-name="Standard"><text:s text:c="4"/>class: 'te comp'</text:p>
      <text:p text:style-name="Standard"><text:s text:c="2"/>},</text:p>
      <text:p text:style-name="Standard"><text:s text:c="2"/>{</text:p>
      <text:p text:style-name="Standard"><text:s text:c="4"/>_id: ObjectId('66f26633626c803f15964038'),</text:p>
      <text:p text:style-name="Standard"><text:s text:c="4"/>rno: 6,</text:p>
      <text:p text:style-name="Standard"><text:s text:c="4"/>name: 'pooja',</text:p>
      <text:p text:style-name="Standard"><text:s text:c="4"/>class: 'te comp'</text:p>
      <text:p text:style-name="Standard"><text:s text:c="2"/>}</text:p>
      <text:p text:style-name="Standard">]</text:p>
      <text:p text:style-name="Standard">mongodb_1&gt; db.student.drop();</text:p>
      <text:p text:style-name="Standard">true</text:p>
      <text:p text:style-name="Standard">mongodb_1&gt; db.student.find().pretty();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2:47:35.802883474</meta:creation-date>
    <dc:date>2024-09-24T12:47:59.562775192</dc:date>
    <meta:editing-duration>PT24S</meta:editing-duration>
    <meta:editing-cycles>1</meta:editing-cycles>
    <meta:document-statistic meta:table-count="0" meta:image-count="0" meta:object-count="0" meta:page-count="5" meta:paragraph-count="220" meta:word-count="503" meta:character-count="5124" meta:non-whitespace-character-count="4310"/>
    <meta:generator>LibreOffice/24.2.5.2$Linux_X86_64 LibreOffice_project/420$Build-2</meta:generator>
  </office:meta>
</office:document-meta>
</file>